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ChapterTitle" style:master-page-name="First_20_Page">
      <style:paragraph-properties style:page-number="auto"/>
    </style:style>
    <style:style style:name="P12" style:family="paragraph">
      <style:paragraph-properties fo:text-align="center"/>
    </style:style>
    <style:style style:name="P13" style:family="paragraph">
      <style:paragraph-properties fo:text-align="center"/>
      <style:text-properties fo:font-size="10pt"/>
    </style:style>
    <style:style style:name="T1"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top="0.0799in" fo:margin-bottom="0.0799in" style:wrap="none" style:vertical-pos="top" style:vertical-rel="paragraph-content" style:horizontal-pos="center" style:horizontal-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646in" style:run-through="foreground"/>
    </style:style>
    <style:style style:name="gr13" style:family="graphic">
      <style:graphic-properties draw:stroke="none" svg:stroke-color="#000000" draw:fill="none" draw:fill-color="#ffffff" fo:min-height="0.4063in" style:run-through="foreground"/>
    </style:style>
    <style:style style:name="gr14" style:family="graphic">
      <style:graphic-properties draw:stroke="none" svg:stroke-color="#000000" draw:fill="none" draw:fill-color="#ffffff" fo:min-height="0.4791in" style:run-through="foreground"/>
    </style:style>
    <style:style style:name="gr15" style:family="graphic">
      <style:graphic-properties svg:stroke-width="0.0201in" draw:marker-end="Arrowheads_20_2" draw:textarea-horizontal-align="center" draw:textarea-vertical-align="middle" fo:padding-top="0.0098in" fo:padding-bottom="0.0098in" fo:padding-left="0.0098in" fo:padding-right="0.0098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1" text:outline-level="1">Help</text:h>
      <text:h text:style-name="Heading_20_1" text:outline-level="2">Overview</text:h>
      <text:p text:style-name="Body">In this chapter, we will discuss how to use VisIt's online help. VisIt's online help consists of release notes, copyright information, Frequently Asked Questions (FAQ), and the contents of this manual. The release notes help page lists the complete set of bug fixes and enhancements for the current version of VisIt with links to the release notes for older versions. The copyright information help page lists VisIt's copyright agreement. The FAQ help page lists commonly asked questions and the answers to those questions. Beginning VisIt users should read through the FAQ help page to find the answers to commonly asked questions. Finally, the contents of this manual are available as online help.</text:p>
      <text:h text:style-name="Heading_20_1" text:outline-level="2">About VisIt</text:h>
      <text:p text:style-name="Body"><draw:frame draw:style-name="fr2" draw:name="Frame1" text:anchor-type="paragraph" svg:x="0.3165in" svg:y="0.0272in" svg:width="2.5in" draw:z-index="3"><draw:text-box fo:min-height="2.9083in"><text:p text:style-name="Frame_20_contents"><draw:frame draw:style-name="fr5" draw:name="graphics1" text:anchor-type="paragraph" svg:width="2.5in" svg:height="2.2398in" draw:z-index="4"><draw:image xlink:href="../images/Help/splashscreen.png" xlink:type="simple" xlink:show="embed" xlink:actuate="onLoad"/></draw:frame></text:p><text:p text:style-name="Figure">Figure <text:sequence text:ref-name="refFigure1" text:name="Figure" text:formula="ooow:Figure+1" style:num-format="1">1-2</text:sequence>: Splash screen</text:p></draw:text-box></draw:frame>VisIt provides a <text:span text:style-name="GUIText">Splash screen</text:span> (<text:sequence-ref text:reference-format="category-and-value" text:ref-name="refFigure1">Figure 1-2</text:sequence-ref>) that appears when the tool is launched. The <text:span text:style-name="GUIText">Splash screen</text:span> has three purposes: entertainment, displaying startup progress, and telling the user about VisIt. As VisIt launches, the <text:span text:style-name="GUIText">Splash screen </text:span>cycles through a handful of images that show some of VisIt's capabilities and it also tells the user what happens while VisIt is launching. Once VisIt is launched, you can look at some information about VisIt by selecting the <text:span text:style-name="GUIText">About</text:span> option from the <text:span text:style-name="GUIText">Main Window's Help</text:span> menu. Choosing that menu option displays the <text:span text:style-name="GUIText">Splash screen</text:span> which can be hidden by clicking its <text:span text:style-name="GUIText">Dismiss</text:span> button. </text:p>
      <text:h text:style-name="Heading_20_1" text:outline-level="2">Help Window</text:h>
      <text:p text:style-name="Body">VisIt's <text:alphabetical-index-mark-start text:id="IMark509876428"/><text:span text:style-name="GUIText">Help Window</text:span><text:alphabetical-index-mark-end text:id="IMark509876428"/>, shown in <text:sequence-ref text:reference-format="category-and-value" text:ref-name="refFigure2">Figure 1-3</text:sequence-ref>, displays all of VisIt's online help content. You can open the <text:span text:style-name="GUIText">Help Window</text:span> by choosing the <text:span text:style-name="GUIText">Help</text:span> option from the <text:span text:style-name="GUIText">Main Window's Help</text:span> menu. The <text:span text:style-name="GUIText">Help Window</text:span> has a toolbar along the top of the window while the rest of the window is divided vertically into two main areas. The left side of the window is used to select online help pages and it is further divided with tabs for help contents, help index, and bookmarks. The right side of the window displays the content for the online help pages.</text:p>
      <text:h text:style-name="Heading_20_2" text:outline-level="3"><draw:frame draw:style-name="fr3" draw:name="Frame2" text:anchor-type="paragraph" svg:width="5in" draw:z-index="5"><draw:text-box fo:min-height="4in"><text:p text:style-name="Frame_20_contents"><draw:frame draw:style-name="fr5" draw:name="graphics2" text:anchor-type="paragraph" svg:width="5in" svg:height="3.4819in" draw:z-index="6"><draw:image xlink:href="../images/Help/helpwindow.png" xlink:type="simple" xlink:show="embed" xlink:actuate="onLoad"/></draw:frame></text:p><text:p text:style-name="Figure">Figure <text:sequence text:ref-name="refFigure2" text:name="Figure" text:formula="ooow:Figure+1" style:num-format="1">1-3</text:sequence>: Help Window</text:p></draw:text-box></draw:frame><text:soft-page-break/>Help Window Toolbar</text:h>
      <text:p text:style-name="Body">The <text:span text:style-name="GUIText">Help Window's</text:span> toolbar exposes buttons for navigation, changing font size, and adding bookmarks. You can hide the toolbar by double-clicking on the handle located at the far left of the toolbar. The toolbar can also be moved to other parts of the <text:span text:style-name="GUIText">Help Window</text:span> by clicking on its handle and dragging it to the top, sides, or the bottom of the <text:span text:style-name="GUIText">Help Window</text:span>.</text:p>
      <text:h text:style-name="Heading_20_3" text:outline-level="4"><text:alphabetical-index-mark-start text:id="IMark509876428" text:key1="Help Window"/>Navigation<text:alphabetical-index-mark-end text:id="IMark509876428"/></text:h>
      <text:p text:style-name="Body">The toolbar contains buttons that you can use to cycle forward and backward in the list of visited help pages. The <text:span text:style-name="GUIText">Back</text:span> button has an arrow icon that points to the left and the button changes the active help page to the last visited help page. The <text:span text:style-name="GUIText">Forward</text:span> button has an arrow icon that points to the right and it switches the help page to the page that was active before the <text:span text:style-name="GUIText">Back</text:span> button was clicked. If have not visited any help pages, both of these buttons are disabled. The toolbar also contains a <text:span text:style-name="GUIText">Home</text:span> button which has a house icon. The <text:span text:style-name="GUIText">Home</text:span> button displays the VisIt home page, which describes VisIt's features.</text:p>
      <text:h text:style-name="Heading_20_3" text:outline-level="4"><text:alphabetical-index-mark-start text:id="IMark509876428" text:key1="Help Window"/>Changing font size<text:alphabetical-index-mark-end text:id="IMark509876428"/></text:h>
      <text:p text:style-name="Body">The toolbar contains two buttons that allow you to change the font size used to display online help. The <text:span text:style-name="GUIText">Larger font </text:span>button is distinguished by a large capital <text:span text:style-name="Emphasis">`A'</text:span> and a small triangle which <text:soft-page-break/>points up. When the <text:span text:style-name="GUIText">Larger font</text:span> button is clicked, the font size is increased and the active help page is redrawn with the larger font. The <text:span text:style-name="GUIText">Smaller font</text:span> button looks similar to the <text:span text:style-name="GUIText">Larger font</text:span> button except that its icon's triangle points down and its <text:span text:style-name="Emphasis">`A'</text:span> is smaller. The <text:span text:style-name="GUIText">Smaller font</text:span> button decreases the font size and immediately redraws the active help page using the new smaller font.</text:p>
      <text:h text:style-name="Heading_20_3" text:outline-level="4"><text:alphabetical-index-mark-start text:id="IMark509876428" text:key1="Help Window"/>Adding a bookmark<text:alphabetical-index-mark-end text:id="IMark509876428"/></text:h>
      <text:p text:style-name="Body">VisIt's <text:span text:style-name="GUIText">Help Window</text:span> provides the ability to create and save personal bookmarks. This allows you to easily come back to frequently-used sections of the online help. The toolbar contains an Add bookmark button that adds the current help page to the list of bookmarks. The <text:span text:style-name="GUIText">Bookmarks</text:span> tab in the left part of the <text:span text:style-name="GUIText">Help Window</text:span> also has this feature.</text:p>
      <text:h text:style-name="Heading_20_2" text:outline-level="3">Selecting a help page</text:h>
      <text:p text:style-name="Body"><draw:frame draw:style-name="fr4" draw:name="Frame3" text:anchor-type="paragraph" svg:width="5.8252in" draw:z-index="7"><draw:text-box fo:min-height="2.2661in"><text:p text:style-name="Frame_20_contents"><draw:frame draw:style-name="fr6" draw:name="graphics3" text:anchor-type="paragraph" svg:x="0.45in" svg:y="0.5571in" svg:width="1.6in" svg:height="2.4799in" draw:z-index="8"><draw:image xlink:href="../images/Help/contenttab.png" xlink:type="simple" xlink:show="embed" xlink:actuate="onLoad"/></draw:frame><draw:frame draw:style-name="fr6" draw:name="graphics4" text:anchor-type="paragraph" svg:x="2.2701in" svg:y="0.5417in" svg:width="1.5902in" svg:height="2.4701in" draw:z-index="9"><draw:image xlink:href="../images/Help/indextab.png" xlink:type="simple" xlink:show="embed" xlink:actuate="onLoad"/></draw:frame><draw:g text:anchor-type="paragraph" draw:z-index="11" draw:style-name="gr1"><draw:g draw:style-name="gr2"><draw:frame draw:style-name="gr12" draw:text-style-name="P13" svg:width="1.563in" svg:height="0.365in" svg:x="0.4807in" svg:y="0.0465in"><draw:text-box><text:p text:style-name="P12"><text:span text:style-name="T1">Contents tab</text:span></text:p></draw:text-box></draw:frame><draw:frame draw:style-name="gr13" draw:text-style-name="P13" svg:width="1.5835in" svg:height="0.4067in" svg:x="2.2827in" svg:y="0.0465in"><draw:text-box><text:p text:style-name="P12"><text:span text:style-name="T1">Index tab</text:span></text:p></draw:text-box></draw:frame><draw:frame draw:style-name="gr14" draw:text-style-name="P13" svg:width="1.5988in" svg:height="0.4795in" svg:x="4.1323in" svg:y="0.0465in"><draw:text-box><text:p text:style-name="P12"><text:span text:style-name="T1">Bookmarks tab</text:span></text:p></draw:text-box></draw:frame></draw:g><draw:line draw:style-name="gr15" draw:text-style-name="P12" svg:x1="1.252in" svg:y1="0.3063in" svg:x2="0.8354in" svg:y2="0.6398in"><text:p/></draw:line><draw:line draw:style-name="gr15" draw:text-style-name="P12" svg:x1="3.0953in" svg:y1="0.3063in" svg:x2="3.0953in" svg:y2="0.7126in"><text:p/></draw:line><draw:line draw:style-name="gr15" draw:text-style-name="P12" svg:x1="4.939in" svg:y1="0.3063in" svg:x2="5.2307in" svg:y2="0.6606in"><text:p/></draw:line></draw:g></text:p><text:p text:style-name="Figure"><draw:frame draw:style-name="fr6" draw:name="graphics5" text:anchor-type="paragraph" svg:x="4.1319in" svg:y="0.2417in" svg:width="1.5902in" svg:height="2.4598in" draw:z-index="10"><draw:image xlink:href="../images/Help/bookmarktab.png" xlink:type="simple" xlink:show="embed" xlink:actuate="onLoad"/></draw:frame></text:p><text:p text:style-name="Figure"/><text:p text:style-name="Figure">Figure <text:sequence text:ref-name="refFigure3" text:name="Figure" text:formula="ooow:Figure+1" style:num-format="1">1-4</text:sequence>-:Help tabs</text:p><text:p text:style-name="Figure"/></draw:text-box></draw:frame>The <text:span text:style-name="GUIText">Help Window</text:span> has three tabs, shown in <text:sequence-ref text:reference-format="category-and-value" text:ref-name="refFigure3">Figure 1-4</text:sequence-ref>, that allow a help page to be located in different ways. The first tab is the <text:span text:style-name="GUIText">Contents</text:span> tab and it lists all of the online help pages and allows them to be grouped into related topics. The <text:span text:style-name="GUIText">Index</text:span> tab lists all of the online help pages in an alphabetized list that can be searched for a particular help topic. The <text:span text:style-name="GUIText">Bookmarks</text:span> tab shows all bookmarked help pages which can be recalled by clicking on a bookmark.</text:p>
      <text:h text:style-name="Heading_20_3" text:outline-level="4"><text:soft-page-break/><text:alphabetical-index-mark-start text:id="IMark509876428" text:key1="Help Window"/>Contents tab<text:alphabetical-index-mark-end text:id="IMark509876428"/></text:h>
      <text:p text:style-name="Body">The <text:span text:style-name="GUIText">Contents</text:span> tab lists all of the online help pages and groups them into related topics which are sometimes organized in tree format. When items are organized into a tree, an entry in the list of help pages often has a book icon next to it indicating that the topic contains other help topics. When an item has a book icon, it can be opened by double-clicking on its title or by clicking the check box to the left of the title. Items that have an icon that looks like a stack of papers contain the actual help content and clicking on them displays the help page in the right half of the <text:span text:style-name="GUIText">Help Window</text:span>.</text:p>
      <text:h text:style-name="Heading_20_3" text:outline-level="4"><text:alphabetical-index-mark-start text:id="IMark509876428" text:key1="Help Window"/>Index tab<text:alphabetical-index-mark-end text:id="IMark509876428"/></text:h>
      <text:p text:style-name="Body">The <text:span text:style-name="GUIText">Index</text:span> tab lists all of the help topics alphabetically in a single searchable list. Help topics can be selected by clicking on an item in the list or by typing a help topic into the text field above the list. As words are typed into the text field, the closest match is found in the list of help topics and the topic is displayed in the right half of the <text:span text:style-name="GUIText">Help Window</text:span>.</text:p>
      <text:h text:style-name="Heading_20_3" text:outline-level="4"><text:alphabetical-index-mark-start text:id="IMark509876428" text:key1="Help Window"/>Bookmarks tab<text:alphabetical-index-mark-end text:id="IMark509876428"/></text:h>
      <text:p text:style-name="Body">The <text:span text:style-name="GUIText">Bookmarks</text:span> tab lists all of the help topics that have been bookmarked for further use. To view a page that has been previously bookmarked, simply click on its title in the bookmark list. To add a bookmark for the current help page, click the <text:span text:style-name="GUIText">Add</text:span> button in the <text:span text:style-name="GUIText">Bookmarks</text:span> tab or in the <text:span text:style-name="GUIText">Help Window's</text:span> toolbar. To remove a bookmark, click on its title in the bookmark list and then click the <text:span text:style-name="GUIText">Remove</text:span> button.</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marker draw:name="Arrowheads_20_2" draw:display-name="Arrowheads 2" svg:viewBox="0 0 1013 1130" svg:d="m1009 1050-449-1008-22-30-29-12-34 12-21 26-449 1012-5 13v8l5 21 12 21 17 13 21 4h903l21-4 21-13 9-21 4-21v-8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4</text:page-number></text:p>
      </style:footer>
    </style:master-page>
    <style:master-page style:name="First_20_Page" style:display-name="First Page" style:page-layout-name="Mpm2" style:next-style-name="Left_20_Page">
      <style:footer>
        <text:p text:style-name="MP3"><text:page-number text:select-page="current">4</text:page-number></text:p>
      </style:footer>
    </style:master-page>
    <style:master-page style:name="Left_20_Page" style:display-name="Left Page" style:page-layout-name="Mpm3" style:next-style-name="Right_20_Page">
      <style:header>
        <text:p text:style-name="MP4"><text:chapter text:display="name" text:outline-level="2">Help Window</text:chapter></text:p>
      </style:header>
      <style:footer>
        <text:p text:style-name="Footer"><text:page-number text:select-page="current">4</text:page-number></text:p>
      </style:footer>
    </style:master-page>
    <style:master-page style:name="Right_20_Page" style:display-name="Right Page" style:page-layout-name="Mpm4" style:next-style-name="Left_20_Page">
      <style:header>
        <text:p text:style-name="MP5"><text:chapter text:display="name" text:outline-level="2">Help Window</text:chapter></text:p>
      </style:header>
      <style:footer>
        <text:p text:style-name="MP6"><text:page-number text:select-page="current">4</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dc:title>Help Chapter</dc:title>
    <meta:creation-date>2010-09-07T16:29:57</meta:creation-date>
    <dc:language>en-US</dc:language>
    <meta:editing-cycles>2</meta:editing-cycles>
    <meta:editing-duration>PT1M23S</meta:editing-duration>
    <meta:initial-creator>Brad Whitlock</meta:initial-creator>
    <meta:document-statistic meta:table-count="0" meta:image-count="5" meta:object-count="0" meta:page-count="4" meta:paragraph-count="38" meta:word-count="1064" meta:character-count="5960"/>
    <dc:date>2010-09-08T11:46:32</dc:date>
    <dc:creator>Brad Whitlock</dc:creator>
    <meta:user-defined meta:name="Info 2"/>
    <meta:user-defined meta:name="Info 3"/>
    <meta:user-defined meta:name="Info 4"/>
    <meta:user-defined meta:name="Subdocument Chapter name">Help</meta:user-defined>
  </office:meta>
</office:document-meta>
</file>